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_5f_droits_5f_echeances_5f_allocataire" style:display-name="liste_droits_echeances_allocataire" style:family="table">
      <style:table-properties style:width="16.999cm" table:align="margins" fo:background-color="transparent" fo:keep-with-next="auto" table:border-model="collapsing">
        <style:background-image/>
      </style:table-properties>
    </style:style>
    <style:style style:name="liste_5f_droits_5f_echeances_5f_allocataire.A" style:display-name="liste_droits_echeances_allocataire.A" style:family="table-column">
      <style:table-column-properties style:column-width="6.482cm" style:rel-column-width="24991*"/>
    </style:style>
    <style:style style:name="liste_5f_droits_5f_echeances_5f_allocataire.B" style:display-name="liste_droits_echeances_allocataire.B" style:family="table-column">
      <style:table-column-properties style:column-width="3.438cm" style:rel-column-width="13253*"/>
    </style:style>
    <style:style style:name="liste_5f_droits_5f_echeances_5f_allocataire.C" style:display-name="liste_droits_echeances_allocataire.C" style:family="table-column">
      <style:table-column-properties style:column-width="4.022cm" style:rel-column-width="15504*"/>
    </style:style>
    <style:style style:name="liste_5f_droits_5f_echeances_5f_allocataire.D" style:display-name="liste_droits_echeances_allocataire.D" style:family="table-column">
      <style:table-column-properties style:column-width="3.057cm" style:rel-column-width="11787*"/>
    </style:style>
    <style:style style:name="liste_5f_droits_5f_echeances_5f_allocataire.1" style:display-name="liste_droits_echeances_allocataire.1" style:family="table-row">
      <style:table-row-properties style:min-row-height="0.011cm" fo:background-color="transparent" style:keep-together="false" fo:keep-together="always">
        <style:background-image/>
      </style:table-row-properties>
    </style:style>
    <style:style style:name="liste_5f_droits_5f_echeances_5f_allocataire.A1" style:display-name="liste_droits_echeances_allocataire.A1" style:family="table-cell">
      <style:table-cell-properties fo:background-color="#cccccc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liste_5f_droits_5f_echeances_5f_allocataire.D1" style:display-name="liste_droits_echeances_allocataire.D1" style:family="table-cell">
      <style:table-cell-properties fo:background-color="#cccccc" fo:padding="0.097cm" fo:border="0.018cm solid #000000">
        <style:background-image/>
      </style:table-cell-properties>
    </style:style>
    <style:style style:name="liste_5f_droits_5f_echeances_5f_allocataire.2" style:display-name="liste_droits_echeances_allocataire.2" style:family="table-row">
      <style:table-row-properties style:min-row-height="0.64cm" style:keep-together="false" fo:keep-together="always"/>
    </style:style>
    <style:style style:name="liste_5f_droits_5f_echeances_5f_allocataire.A2" style:display-name="liste_droits_echeances_allocataire.A2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liste_5f_droits_5f_echeances_5f_allocataire.D2" style:display-name="liste_droits_echeances_allocataire.D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Helvetica"/>
    </style:style>
    <style:style style:name="P2" style:family="paragraph" style:parent-style-name="contenu_20_tableau_20_1e_20_ligne">
      <style:text-properties style:font-name="Helvetica"/>
    </style:style>
    <style:style style:name="P3" style:family="paragraph" style:parent-style-name="contenu_20_tableau_20_1e_20_ligne">
      <style:paragraph-properties fo:text-align="start" style:justify-single-word="false"/>
      <style:text-properties style:font-name="Helvetica"/>
    </style:style>
    <style:style style:name="P4" style:family="paragraph" style:parent-style-name="contenu_20_tableau_20_1e_20_ligne">
      <style:paragraph-properties fo:text-align="start" style:justify-single-word="false"/>
      <style:text-properties style:font-name="Helvetica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liste_droits_echeances_allocataire" table:style-name="liste_5f_droits_5f_echeances_5f_allocataire">
        <table:table-column table:style-name="liste_5f_droits_5f_echeances_5f_allocataire.A"/>
        <table:table-column table:style-name="liste_5f_droits_5f_echeances_5f_allocataire.B"/>
        <table:table-column table:style-name="liste_5f_droits_5f_echeances_5f_allocataire.C"/>
        <table:table-column table:style-name="liste_5f_droits_5f_echeances_5f_allocataire.D"/>
        <table:table-header-rows>
          <table:table-row table:style-name="liste_5f_droits_5f_echeances_5f_allocataire.1">
            <table:table-cell table:style-name="liste_5f_droits_5f_echeances_5f_allocataire.A1" office:value-type="string">
              <text:p text:style-name="P3">%{HEADER_ROWS:0}%%{0,entete}%%=entete_enfant=%</text:p>
            </table:table-cell>
            <table:table-cell table:style-name="liste_5f_droits_5f_echeances_5f_allocataire.A1" office:value-type="string">
              <text:p text:style-name="P4">%=entete_naissance=%</text:p>
            </table:table-cell>
            <table:table-cell table:style-name="liste_5f_droits_5f_echeances_5f_allocataire.A1" office:value-type="string">
              <text:p text:style-name="P3">%=entete_dateEcheance=%</text:p>
            </table:table-cell>
            <table:table-cell table:style-name="liste_5f_droits_5f_echeances_5f_allocataire.D1" office:value-type="string">
              <text:p text:style-name="P3">%=entete_motif=%</text:p>
            </table:table-cell>
          </table:table-row>
        </table:table-header-rows>
        <table:table-row table:style-name="liste_5f_droits_5f_echeances_5f_allocataire.2">
          <table:table-cell table:style-name="liste_5f_droits_5f_echeances_5f_allocataire.A2" office:value-type="string">
            <text:p text:style-name="P1">%{colonne}%%=col_enfant=%</text:p>
          </table:table-cell>
          <table:table-cell table:style-name="liste_5f_droits_5f_echeances_5f_allocataire.A2" office:value-type="string">
            <text:p text:style-name="P1">%=col_naissance=%</text:p>
          </table:table-cell>
          <table:table-cell table:style-name="liste_5f_droits_5f_echeances_5f_allocataire.A2" office:value-type="string">
            <text:p text:style-name="P1">%=col_dateEcheance=%</text:p>
          </table:table-cell>
          <table:table-cell table:style-name="liste_5f_droits_5f_echeances_5f_allocataire.D2" office:value-type="string">
            <text:p text:style-name="P1">%=col_motif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4T17:32:57.89</dc:date>
    <meta:editing-cycles>57</meta:editing-cycles>
    <meta:editing-duration>PT2H32M40S</meta:editing-duration>
    <meta:document-statistic meta:table-count="1" meta:image-count="0" meta:object-count="0" meta:page-count="1" meta:paragraph-count="8" meta:word-count="8" meta:character-count="180"/>
    <dc:creator>lga </dc:creator>
    <meta:user-defined meta:name="Info 1"/>
    <meta:user-defined meta:name="Info 2"/>
    <meta:user-defined meta:name="Info 3"/>
    <meta:user-defined meta:name="Info 4"/>
  </office:meta>
</office:document-meta>
</file>